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47.18mm"/>
    </style:style>
    <style:style style:name="co3" style:family="table-column">
      <style:table-column-properties fo:break-before="auto" style:column-width="56.18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_pop_lim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istrito</text:p>
          </table:table-cell>
          <table:table-cell office:value-type="string" calcext:value-type="string">
            <text:p>PoblaciÃ³n Total 30/06/2017</text:p>
          </table:table-cell>
          <table:table-cell office:value-type="string" calcext:value-type="string">
            <text:p>Densidad Poblacional (Hab./Km2)</text:p>
          </table:table-cell>
          <table:table-cell office:value-type="string" calcext:value-type="string">
            <text:p>Ingreso-per-cap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a</text:p>
          </table:table-cell>
          <table:table-cell office:value-type="float" office:value="265693" calcext:value-type="float">
            <text:p>265693</text:p>
          </table:table-cell>
          <table:table-cell office:value-type="string" calcext:value-type="string">
            <text:p>12 088</text:p>
          </table:table-cell>
          <table:table-cell office:value-type="float" office:value="1186.83" calcext:value-type="float">
            <text:p>1186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on</text:p>
          </table:table-cell>
          <table:table-cell office:value-type="float" office:value="41474" calcext:value-type="float">
            <text:p>41474</text:p>
          </table:table-cell>
          <table:table-cell office:value-type="float" office:value="139" calcext:value-type="float">
            <text:p>139</text:p>
          </table:table-cell>
          <table:table-cell office:value-type="float" office:value="938.99" calcext:value-type="float">
            <text:p>938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</text:p>
          </table:table-cell>
          <table:table-cell office:value-type="float" office:value="661786" calcext:value-type="float">
            <text:p>661786</text:p>
          </table:table-cell>
          <table:table-cell office:value-type="string" calcext:value-type="string">
            <text:p>8 515</text:p>
          </table:table-cell>
          <table:table-cell office:value-type="float" office:value="922.61" calcext:value-type="float">
            <text:p>922.61</text:p>
          </table:table-cell>
          <table:table-cell/>
          <table:table-cell table:formula="of:=+[.B3]+[.B7]+[.B11]+[.B33]+[.B44]" office:value-type="float" office:value="2500877" calcext:value-type="float">
            <text:p>2500877</text:p>
          </table:table-cell>
        </table:table-row>
        <table:table-row table:style-name="ro1">
          <table:table-cell office:value-type="string" calcext:value-type="string">
            <text:p>Barranco</text:p>
          </table:table-cell>
          <table:table-cell office:value-type="float" office:value="28970" calcext:value-type="float">
            <text:p>28970</text:p>
          </table:table-cell>
          <table:table-cell office:value-type="string" calcext:value-type="string">
            <text:p>8 700</text:p>
          </table:table-cell>
          <table:table-cell office:value-type="float" office:value="1440.6" calcext:value-type="float">
            <text:p>1440.6</text:p>
          </table:table-cell>
          <table:table-cell/>
          <table:table-cell table:formula="of:=SUM([.B2:.B44])" office:value-type="float" office:value="9174855" calcext:value-type="float">
            <text:p>9174855</text:p>
          </table:table-cell>
        </table:table-row>
        <table:table-row table:style-name="ro1">
          <table:table-cell office:value-type="string" calcext:value-type="string">
            <text:p>BreÃ±a</text:p>
          </table:table-cell>
          <table:table-cell office:value-type="float" office:value="74711" calcext:value-type="float">
            <text:p>74711</text:p>
          </table:table-cell>
          <table:table-cell office:value-type="string" calcext:value-type="string">
            <text:p>23 202</text:p>
          </table:table-cell>
          <table:table-cell office:value-type="float" office:value="1336.63" calcext:value-type="float">
            <text:p>1336.63</text:p>
          </table:table-cell>
          <table:table-cell/>
          <table:table-cell table:formula="of:=+[.F4]/[.F5]" office:value-type="float" office:value="0.272579457659004" calcext:value-type="float">
            <text:p>0.272579457659004</text:p>
          </table:table-cell>
        </table:table-row>
        <table:table-row table:style-name="ro1">
          <table:table-cell office:value-type="string" calcext:value-type="string">
            <text:p>Carabayllo</text:p>
          </table:table-cell>
          <table:table-cell office:value-type="float" office:value="317952" calcext:value-type="float">
            <text:p>317952</text:p>
          </table:table-cell>
          <table:table-cell office:value-type="float" office:value="917" calcext:value-type="float">
            <text:p>917</text:p>
          </table:table-cell>
          <table:table-cell office:value-type="float" office:value="783.59" calcext:value-type="float">
            <text:p>783.59</text:p>
          </table:table-cell>
          <table:table-cell/>
          <table:table-cell table:formula="of:=+1-[.F6]" office:value-type="float" office:value="0.727420542340996" calcext:value-type="float">
            <text:p>0.727420542340996</text:p>
          </table:table-cell>
        </table:table-row>
        <table:table-row table:style-name="ro1">
          <table:table-cell office:value-type="string" calcext:value-type="string">
            <text:p>Chaclacayo</text:p>
          </table:table-cell>
          <table:table-cell office:value-type="float" office:value="44197" calcext:value-type="float">
            <text:p>44197</text:p>
          </table:table-cell>
          <table:table-cell office:value-type="string" calcext:value-type="string">
            <text:p>1 119</text:p>
          </table:table-cell>
          <table:table-cell office:value-type="float" office:value="1107.8" calcext:value-type="float">
            <text:p>110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rrillos</text:p>
          </table:table-cell>
          <table:table-cell office:value-type="float" office:value="336054" calcext:value-type="float">
            <text:p>336054</text:p>
          </table:table-cell>
          <table:table-cell office:value-type="string" calcext:value-type="string">
            <text:p>8 630</text:p>
          </table:table-cell>
          <table:table-cell office:value-type="float" office:value="1133.29" calcext:value-type="float">
            <text:p>1133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eneguilla</text:p>
          </table:table-cell>
          <table:table-cell office:value-type="float" office:value="49707" calcext:value-type="float">
            <text:p>49707</text:p>
          </table:table-cell>
          <table:table-cell office:value-type="float" office:value="207" calcext:value-type="float">
            <text:p>207</text:p>
          </table:table-cell>
          <table:table-cell office:value-type="float" office:value="762.3" calcext:value-type="float">
            <text:p>76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as</text:p>
          </table:table-cell>
          <table:table-cell office:value-type="float" office:value="537263" calcext:value-type="float">
            <text:p>537263</text:p>
          </table:table-cell>
          <table:table-cell office:value-type="string" calcext:value-type="string">
            <text:p>11 021</text:p>
          </table:table-cell>
          <table:table-cell office:value-type="float" office:value="981.7" calcext:value-type="float">
            <text:p>98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 Agustino</text:p>
          </table:table-cell>
          <table:table-cell office:value-type="float" office:value="195304" calcext:value-type="float">
            <text:p>195304</text:p>
          </table:table-cell>
          <table:table-cell office:value-type="string" calcext:value-type="string">
            <text:p>15 574</text:p>
          </table:table-cell>
          <table:table-cell office:value-type="float" office:value="965.9" calcext:value-type="float">
            <text:p>965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pendencia</text:p>
          </table:table-cell>
          <table:table-cell office:value-type="float" office:value="220372" calcext:value-type="float">
            <text:p>220372</text:p>
          </table:table-cell>
          <table:table-cell office:value-type="string" calcext:value-type="string">
            <text:p>15 135</text:p>
          </table:table-cell>
          <table:table-cell office:value-type="float" office:value="978.27" calcext:value-type="float">
            <text:p>978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sus Maria</text:p>
          </table:table-cell>
          <table:table-cell office:value-type="float" office:value="71680" calcext:value-type="float">
            <text:p>71680</text:p>
          </table:table-cell>
          <table:table-cell office:value-type="string" calcext:value-type="string">
            <text:p>15 685</text:p>
          </table:table-cell>
          <table:table-cell office:value-type="float" office:value="1442.05" calcext:value-type="float">
            <text:p>1442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Molina</text:p>
          </table:table-cell>
          <table:table-cell office:value-type="float" office:value="179785" calcext:value-type="float">
            <text:p>179785</text:p>
          </table:table-cell>
          <table:table-cell office:value-type="string" calcext:value-type="string">
            <text:p>2 734</text:p>
          </table:table-cell>
          <table:table-cell office:value-type="float" office:value="1557.51" calcext:value-type="float">
            <text:p>1557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Victoria</text:p>
          </table:table-cell>
          <table:table-cell office:value-type="float" office:value="166657" calcext:value-type="float">
            <text:p>166657</text:p>
          </table:table-cell>
          <table:table-cell office:value-type="string" calcext:value-type="string">
            <text:p>19 068</text:p>
          </table:table-cell>
          <table:table-cell office:value-type="float" office:value="1080.85" calcext:value-type="float">
            <text:p>108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ce</text:p>
          </table:table-cell>
          <table:table-cell office:value-type="float" office:value="49064" calcext:value-type="float">
            <text:p>49064</text:p>
          </table:table-cell>
          <table:table-cell office:value-type="string" calcext:value-type="string">
            <text:p>16 193</text:p>
          </table:table-cell>
          <table:table-cell office:value-type="float" office:value="1534.44" calcext:value-type="float">
            <text:p>1534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 Olivos</text:p>
          </table:table-cell>
          <table:table-cell office:value-type="float" office:value="384711" calcext:value-type="float">
            <text:p>384711</text:p>
          </table:table-cell>
          <table:table-cell office:value-type="string" calcext:value-type="string">
            <text:p>21 080</text:p>
          </table:table-cell>
          <table:table-cell office:value-type="float" office:value="1083.63" calcext:value-type="float">
            <text:p>1083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igancho</text:p>
          </table:table-cell>
          <table:table-cell office:value-type="float" office:value="229307" calcext:value-type="float">
            <text:p>229307</text:p>
          </table:table-cell>
          <table:table-cell office:value-type="float" office:value="970" calcext:value-type="float">
            <text:p>970</text:p>
          </table:table-cell>
          <table:table-cell office:value-type="float" office:value="908.55" calcext:value-type="float">
            <text:p>90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in</text:p>
          </table:table-cell>
          <table:table-cell office:value-type="float" office:value="89416" calcext:value-type="float">
            <text:p>89416</text:p>
          </table:table-cell>
          <table:table-cell office:value-type="float" office:value="496" calcext:value-type="float">
            <text:p>496</text:p>
          </table:table-cell>
          <table:table-cell office:value-type="float" office:value="905.71" calcext:value-type="float">
            <text:p>905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dalena del Mar</text:p>
          </table:table-cell>
          <table:table-cell office:value-type="float" office:value="54925" calcext:value-type="float">
            <text:p>54925</text:p>
          </table:table-cell>
          <table:table-cell office:value-type="string" calcext:value-type="string">
            <text:p>15 215</text:p>
          </table:table-cell>
          <table:table-cell office:value-type="float" office:value="1432.97" calcext:value-type="float">
            <text:p>143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aflores</text:p>
          </table:table-cell>
          <table:table-cell office:value-type="float" office:value="81619" calcext:value-type="float">
            <text:p>81619</text:p>
          </table:table-cell>
          <table:table-cell office:value-type="string" calcext:value-type="string">
            <text:p>8 484</text:p>
          </table:table-cell>
          <table:table-cell office:value-type="float" office:value="1589.09" calcext:value-type="float">
            <text:p>158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hacamac</text:p>
          </table:table-cell>
          <table:table-cell office:value-type="float" office:value="136921" calcext:value-type="float">
            <text:p>136921</text:p>
          </table:table-cell>
          <table:table-cell office:value-type="float" office:value="855" calcext:value-type="float">
            <text:p>855</text:p>
          </table:table-cell>
          <table:table-cell office:value-type="float" office:value="767.75" calcext:value-type="float">
            <text:p>76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cusana</text:p>
          </table:table-cell>
          <table:table-cell office:value-type="float" office:value="18002" calcext:value-type="float">
            <text:p>18002</text:p>
          </table:table-cell>
          <table:table-cell office:value-type="float" office:value="481" calcext:value-type="float">
            <text:p>481</text:p>
          </table:table-cell>
          <table:table-cell office:value-type="float" office:value="623.94" calcext:value-type="float">
            <text:p>623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eblo Libre</text:p>
          </table:table-cell>
          <table:table-cell office:value-type="float" office:value="76129" calcext:value-type="float">
            <text:p>76129</text:p>
          </table:table-cell>
          <table:table-cell office:value-type="string" calcext:value-type="string">
            <text:p>17 381</text:p>
          </table:table-cell>
          <table:table-cell office:value-type="float" office:value="1415.91" calcext:value-type="float">
            <text:p>1415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ente Piedra</text:p>
          </table:table-cell>
          <table:table-cell office:value-type="float" office:value="373062" calcext:value-type="float">
            <text:p>373062</text:p>
          </table:table-cell>
          <table:table-cell office:value-type="string" calcext:value-type="string">
            <text:p>5 241</text:p>
          </table:table-cell>
          <table:table-cell office:value-type="float" office:value="798.51" calcext:value-type="float">
            <text:p>798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ta Hermosa</text:p>
          </table:table-cell>
          <table:table-cell office:value-type="float" office:value="7979" calcext:value-type="float">
            <text:p>7979</text:p>
          </table:table-cell>
          <table:table-cell office:value-type="float" office:value="67" calcext:value-type="float">
            <text:p>67</text:p>
          </table:table-cell>
          <table:table-cell office:value-type="float" office:value="1055.27" calcext:value-type="float">
            <text:p>105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ta Negra</text:p>
          </table:table-cell>
          <table:table-cell office:value-type="float" office:value="8369" calcext:value-type="float">
            <text:p>8369</text:p>
          </table:table-cell>
          <table:table-cell office:value-type="float" office:value="64" calcext:value-type="float">
            <text:p>64</text:p>
          </table:table-cell>
          <table:table-cell office:value-type="float" office:value="902.86" calcext:value-type="float">
            <text:p>902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ac</text:p>
          </table:table-cell>
          <table:table-cell office:value-type="float" office:value="162897" calcext:value-type="float">
            <text:p>162897</text:p>
          </table:table-cell>
          <table:table-cell office:value-type="string" calcext:value-type="string">
            <text:p>13 723</text:p>
          </table:table-cell>
          <table:table-cell office:value-type="float" office:value="1149.11" calcext:value-type="float">
            <text:p>1149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Bartolo</text:p>
          </table:table-cell>
          <table:table-cell office:value-type="float" office:value="8073" calcext:value-type="float">
            <text:p>8073</text:p>
          </table:table-cell>
          <table:table-cell office:value-type="float" office:value="179" calcext:value-type="float">
            <text:p>179</text:p>
          </table:table-cell>
          <table:table-cell office:value-type="float" office:value="933.83" calcext:value-type="float">
            <text:p>933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Borja</text:p>
          </table:table-cell>
          <table:table-cell office:value-type="float" office:value="112712" calcext:value-type="float">
            <text:p>112712</text:p>
          </table:table-cell>
          <table:table-cell office:value-type="string" calcext:value-type="string">
            <text:p>11 316</text:p>
          </table:table-cell>
          <table:table-cell office:value-type="float" office:value="1396.6" calcext:value-type="float">
            <text:p>13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Isidro</text:p>
          </table:table-cell>
          <table:table-cell office:value-type="float" office:value="53460" calcext:value-type="float">
            <text:p>53460</text:p>
          </table:table-cell>
          <table:table-cell office:value-type="string" calcext:value-type="string">
            <text:p>4 816</text:p>
          </table:table-cell>
          <table:table-cell office:value-type="float" office:value="1418.67" calcext:value-type="float">
            <text:p>1418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Juan de Lurigancho</text:p>
          </table:table-cell>
          <table:table-cell office:value-type="float" office:value="1138453" calcext:value-type="float">
            <text:p>1138453</text:p>
          </table:table-cell>
          <table:table-cell office:value-type="string" calcext:value-type="string">
            <text:p>8 674</text:p>
          </table:table-cell>
          <table:table-cell office:value-type="float" office:value="957.92" calcext:value-type="float">
            <text:p>957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Juan de Miraflores</text:p>
          </table:table-cell>
          <table:table-cell office:value-type="float" office:value="415870" calcext:value-type="float">
            <text:p>415870</text:p>
          </table:table-cell>
          <table:table-cell office:value-type="string" calcext:value-type="string">
            <text:p>17 342</text:p>
          </table:table-cell>
          <table:table-cell office:value-type="float" office:value="1033.38" calcext:value-type="float">
            <text:p>1033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Luis</text:p>
          </table:table-cell>
          <table:table-cell office:value-type="float" office:value="58461" calcext:value-type="float">
            <text:p>58461</text:p>
          </table:table-cell>
          <table:table-cell office:value-type="string" calcext:value-type="string">
            <text:p>16 751</text:p>
          </table:table-cell>
          <table:table-cell office:value-type="float" office:value="1268.5" calcext:value-type="float">
            <text:p>126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Martin de Porres</text:p>
          </table:table-cell>
          <table:table-cell office:value-type="float" office:value="729974" calcext:value-type="float">
            <text:p>729974</text:p>
          </table:table-cell>
          <table:table-cell office:value-type="string" calcext:value-type="string">
            <text:p>19 777</text:p>
          </table:table-cell>
          <table:table-cell office:value-type="float" office:value="1044.32" calcext:value-type="float">
            <text:p>1044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Miguel</text:p>
          </table:table-cell>
          <table:table-cell office:value-type="float" office:value="137247" calcext:value-type="float">
            <text:p>137247</text:p>
          </table:table-cell>
          <table:table-cell office:value-type="string" calcext:value-type="string">
            <text:p>12 803</text:p>
          </table:table-cell>
          <table:table-cell office:value-type="float" office:value="1446.32" calcext:value-type="float">
            <text:p>1446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a Anita</text:p>
          </table:table-cell>
          <table:table-cell office:value-type="float" office:value="238290" calcext:value-type="float">
            <text:p>238290</text:p>
          </table:table-cell>
          <table:table-cell office:value-type="string" calcext:value-type="string">
            <text:p>22 291</text:p>
          </table:table-cell>
          <table:table-cell office:value-type="float" office:value="1050.07" calcext:value-type="float">
            <text:p>105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a Maria del Mar</text:p>
          </table:table-cell>
          <table:table-cell office:value-type="float" office:value="1694" calcext:value-type="float">
            <text:p>1694</text:p>
          </table:table-cell>
          <table:table-cell office:value-type="float" office:value="173" calcext:value-type="float">
            <text:p>173</text:p>
          </table:table-cell>
          <table:table-cell office:value-type="float" office:value="1126.47" calcext:value-type="float">
            <text:p>1126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a Rosa</text:p>
          </table:table-cell>
          <table:table-cell office:value-type="float" office:value="19802" calcext:value-type="float">
            <text:p>19802</text:p>
          </table:table-cell>
          <table:table-cell office:value-type="float" office:value="921" calcext:value-type="float">
            <text:p>921</text:p>
          </table:table-cell>
          <table:table-cell office:value-type="float" office:value="922.38" calcext:value-type="float">
            <text:p>92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 Surco</text:p>
          </table:table-cell>
          <table:table-cell office:value-type="float" office:value="357577" calcext:value-type="float">
            <text:p>357577</text:p>
          </table:table-cell>
          <table:table-cell office:value-type="string" calcext:value-type="string">
            <text:p>10 290</text:p>
          </table:table-cell>
          <table:table-cell office:value-type="float" office:value="1324.25" calcext:value-type="float">
            <text:p>1324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quillo</text:p>
          </table:table-cell>
          <table:table-cell office:value-type="float" office:value="91474" calcext:value-type="float">
            <text:p>91474</text:p>
          </table:table-cell>
          <table:table-cell office:value-type="string" calcext:value-type="string">
            <text:p>26 438</text:p>
          </table:table-cell>
          <table:table-cell office:value-type="float" office:value="1403.8" calcext:value-type="float">
            <text:p>140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a El Salvador</text:p>
          </table:table-cell>
          <table:table-cell office:value-type="float" office:value="482027" calcext:value-type="float">
            <text:p>482027</text:p>
          </table:table-cell>
          <table:table-cell office:value-type="string" calcext:value-type="string">
            <text:p>13 594</text:p>
          </table:table-cell>
          <table:table-cell office:value-type="float" office:value="911.82" calcext:value-type="float">
            <text:p>911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a Maria del Triunfo</text:p>
          </table:table-cell>
          <table:table-cell office:value-type="float" office:value="465735" calcext:value-type="float">
            <text:p>465735</text:p>
          </table:table-cell>
          <table:table-cell office:value-type="string" calcext:value-type="string">
            <text:p>6 600</text:p>
          </table:table-cell>
          <table:table-cell office:value-type="float" office:value="877.85" calcext:value-type="float">
            <text:p>877.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6T00:14:53.338000000</dc:date>
    <meta:editing-duration>PT4H7M45S</meta:editing-duration>
    <meta:editing-cycles>1</meta:editing-cycles>
    <meta:document-statistic meta:table-count="1" meta:cell-count="180" meta:object-count="0"/>
    <meta:generator>LibreOffice/6.1.3.2$Windows_X86_64 LibreOffice_project/86daf60bf00efa86ad547e59e09d6bb77c699acb</meta:generator>
  </office:meta>
</office:document-meta>
</file>